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1014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 table:number-rows-repeated="3">
          <table:table-cell/>
          <table:table-cell table:style-name="ce10" table:number-columns-repeated="8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table:number-columns-repeated="5"/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5"/>
          <table:table-cell table:number-columns-repeated="1013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10"/>
          <table:table-cell table:number-columns-repeated="1013"/>
        </table:table-row>
        <table:table-row table:style-name="ro3" table:number-rows-repeated="4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table:number-columns-repeated="5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5"/>
          <table:table-cell table:number-columns-repeated="1013"/>
        </table:table-row>
        <table:table-row table:style-name="ro6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3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20:21:42.4643174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1T20:31:24.144577169</dc:date>
    <meta:editing-cycles>8</meta:editing-cycles>
    <meta:editing-duration>PT2H22M6S</meta:editing-duration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